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Power site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" calcext:value-type="currency">
            <text:p>$891,8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Corella Dam</text:p>
          </table:table-cell>
          <table:table-cell office:value-type="float" office:value="50" calcext:value-type="float">
            <text:p>50</text:p>
          </table:table-cell>
          <table:table-cell table:style-name="ce13" table:formula="of:=[.F71]+[.E72]" office:value-type="float" office:value="3834" calcext:value-type="float">
            <text:p>3834</text:p>
          </table:table-cell>
          <table:table-cell/>
          <table:table-cell table:formula="of:=[.H71]+[.G72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5828.15" calcext:value-type="currency">
            <text:p>$5 828,15</text:p>
          </table:table-cell>
          <table:table-cell table:style-name="ce41" table:formula="of:=[.A72]*budgetjour-[.O72]" office:value-type="currency" office:currency="USD" office:value="987.85" calcext:value-type="currency">
            <text:p>$987,85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Corella Dam" calcext:value-type="string">
            <text:p>Corella Dam</text:p>
          </table:table-cell>
          <table:table-cell office:value-type="string" calcext:value-type="string">
            <text:p>Mount Isa</text:p>
          </table:table-cell>
          <table:table-cell office:value-type="float" office:value="70" calcext:value-type="float">
            <text:p>70</text:p>
          </table:table-cell>
          <table:table-cell table:style-name="ce13" table:formula="of:=[.F72]+[.E73]" office:value-type="float" office:value="3904" calcext:value-type="float">
            <text:p>3904</text:p>
          </table:table-cell>
          <table:table-cell/>
          <table:table-cell table:formula="of:=[.H72]+[.G73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5828.15" calcext:value-type="currency">
            <text:p>$5 828,15</text:p>
          </table:table-cell>
          <table:table-cell table:style-name="ce41" table:formula="of:=[.A73]*budgetjour-[.O73]" office:value-type="currency" office:currency="USD" office:value="1083.85" calcext:value-type="currency">
            <text:p>$1 083,85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/>
          <table:table-cell table:style-name="ce13" table:formula="of:=[.F73]+[.E74]" office:value-type="float" office:value="3904" calcext:value-type="float">
            <text:p>3904</text:p>
          </table:table-cell>
          <table:table-cell/>
          <table:table-cell table:formula="of:=[.H73]+[.G74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5828.15" calcext:value-type="currency">
            <text:p>$5 828,15</text:p>
          </table:table-cell>
          <table:table-cell table:style-name="ce41" table:formula="of:=[.A74]*budgetjour-[.O74]" office:value-type="currency" office:currency="USD" office:value="1179.85" calcext:value-type="currency">
            <text:p>$1 179,85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/>
          <table:table-cell table:style-name="ce13" table:formula="of:=[.F74]+[.E75]" office:value-type="float" office:value="3904" calcext:value-type="float">
            <text:p>3904</text:p>
          </table:table-cell>
          <table:table-cell/>
          <table:table-cell table:formula="of:=[.H74]+[.G75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5828.15" calcext:value-type="currency">
            <text:p>$5 828,15</text:p>
          </table:table-cell>
          <table:table-cell table:style-name="ce41" table:formula="of:=[.A75]*budgetjour-[.O75]" office:value-type="currency" office:currency="USD" office:value="1275.85" calcext:value-type="currency">
            <text:p>$1 275,85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/>
          <table:table-cell/>
          <table:table-cell table:style-name="ce13" table:formula="of:=[.F75]+[.E76]" office:value-type="float" office:value="3904" calcext:value-type="float">
            <text:p>3904</text:p>
          </table:table-cell>
          <table:table-cell/>
          <table:table-cell table:formula="of:=[.H75]+[.G76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5828.15" calcext:value-type="currency">
            <text:p>$5 828,15</text:p>
          </table:table-cell>
          <table:table-cell table:style-name="ce41" table:formula="of:=[.A76]*budgetjour-[.O76]" office:value-type="currency" office:currency="USD" office:value="1371.85" calcext:value-type="currency">
            <text:p>$1 371,85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style-name="ce28" office:value-type="string" calcext:value-type="string">
            <text:p>Camooweal</text:p>
          </table:table-cell>
          <table:table-cell/>
          <table:table-cell table:style-name="ce13" table:formula="of:=[.F76]+[.E77]" office:value-type="float" office:value="3904" calcext:value-type="float">
            <text:p>3904</text:p>
          </table:table-cell>
          <table:table-cell/>
          <table:table-cell table:formula="of:=[.H76]+[.G77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5828.15" calcext:value-type="currency">
            <text:p>$5 828,15</text:p>
          </table:table-cell>
          <table:table-cell table:style-name="ce41" table:formula="of:=[.A77]*budgetjour-[.O77]" office:value-type="currency" office:currency="USD" office:value="1467.85" calcext:value-type="currency">
            <text:p>$1 467,85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table:number-columns-repeated="2"/>
          <table:table-cell table:style-name="ce13" table:formula="of:=[.F77]+[.E78]" office:value-type="float" office:value="3904" calcext:value-type="float">
            <text:p>3904</text:p>
          </table:table-cell>
          <table:table-cell/>
          <table:table-cell table:formula="of:=[.H77]+[.G78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5828.15" calcext:value-type="currency">
            <text:p>$5 828,15</text:p>
          </table:table-cell>
          <table:table-cell table:style-name="ce41" table:formula="of:=[.A78]*budgetjour-[.O78]" office:value-type="currency" office:currency="USD" office:value="1563.85" calcext:value-type="currency">
            <text:p>$1 563,85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904" calcext:value-type="float">
            <text:p>3904</text:p>
          </table:table-cell>
          <table:table-cell/>
          <table:table-cell table:formula="of:=[.H78]+[.G79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5828.15" calcext:value-type="currency">
            <text:p>$5 828,15</text:p>
          </table:table-cell>
          <table:table-cell table:style-name="ce41" table:formula="of:=[.A79]*budgetjour-[.O79]" office:value-type="currency" office:currency="USD" office:value="1659.85" calcext:value-type="currency">
            <text:p>$1 659,85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office:value-type="string" calcext:value-type="string">
            <text:p>Tablelands</text:p>
          </table:table-cell>
          <table:table-cell/>
          <table:table-cell table:style-name="ce13" table:formula="of:=[.F79]+[.E80]" office:value-type="float" office:value="3904" calcext:value-type="float">
            <text:p>3904</text:p>
          </table:table-cell>
          <table:table-cell/>
          <table:table-cell table:formula="of:=[.H79]+[.G80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5828.15" calcext:value-type="currency">
            <text:p>$5 828,15</text:p>
          </table:table-cell>
          <table:table-cell table:style-name="ce41" table:formula="of:=[.A80]*budgetjour-[.O80]" office:value-type="currency" office:currency="USD" office:value="1755.85" calcext:value-type="currency">
            <text:p>$1 755,85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Tablelands" calcext:value-type="string">
            <text:p>Tablelands</text:p>
          </table:table-cell>
          <table:table-cell table:number-columns-repeated="2"/>
          <table:table-cell table:style-name="ce13" table:formula="of:=[.F80]+[.E81]" office:value-type="float" office:value="3904" calcext:value-type="float">
            <text:p>3904</text:p>
          </table:table-cell>
          <table:table-cell/>
          <table:table-cell table:formula="of:=[.H80]+[.G81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5828.15" calcext:value-type="currency">
            <text:p>$5 828,15</text:p>
          </table:table-cell>
          <table:table-cell table:style-name="ce41" table:formula="of:=[.A81]*budgetjour-[.O81]" office:value-type="currency" office:currency="USD" office:value="1851.85" calcext:value-type="currency">
            <text:p>$1 851,85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style-name="ce28" office:value-type="string" calcext:value-type="string">
            <text:p>Warumungu</text:p>
          </table:table-cell>
          <table:table-cell/>
          <table:table-cell table:style-name="ce13" table:formula="of:=[.F81]+[.E82]" office:value-type="float" office:value="3904" calcext:value-type="float">
            <text:p>3904</text:p>
          </table:table-cell>
          <table:table-cell/>
          <table:table-cell table:formula="of:=[.H81]+[.G82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5828.15" calcext:value-type="currency">
            <text:p>$5 828,15</text:p>
          </table:table-cell>
          <table:table-cell table:style-name="ce41" table:formula="of:=[.A82]*budgetjour-[.O82]" office:value-type="currency" office:currency="USD" office:value="1947.85" calcext:value-type="currency">
            <text:p>$1 947,85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Warumungu" calcext:value-type="string">
            <text:p>Warumungu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3904" calcext:value-type="float">
            <text:p>3904</text:p>
          </table:table-cell>
          <table:table-cell/>
          <table:table-cell table:formula="of:=[.H82]+[.G83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5828.15" calcext:value-type="currency">
            <text:p>$5 828,15</text:p>
          </table:table-cell>
          <table:table-cell table:style-name="ce41" table:formula="of:=[.A83]*budgetjour-[.O83]" office:value-type="currency" office:currency="USD" office:value="2043.85" calcext:value-type="currency">
            <text:p>$2 043,85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3904" calcext:value-type="float">
            <text:p>3904</text:p>
          </table:table-cell>
          <table:table-cell/>
          <table:table-cell table:formula="of:=[.H83]+[.G84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5828.15" calcext:value-type="currency">
            <text:p>$5 828,15</text:p>
          </table:table-cell>
          <table:table-cell table:style-name="ce41" table:formula="of:=[.A84]*budgetjour-[.O84]" office:value-type="currency" office:currency="USD" office:value="2139.85" calcext:value-type="currency">
            <text:p>$2 139,85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4]+[.E85]" office:value-type="float" office:value="3904" calcext:value-type="float">
            <text:p>3904</text:p>
          </table:table-cell>
          <table:table-cell/>
          <table:table-cell table:formula="of:=[.H84]+[.G85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5828.15" calcext:value-type="currency">
            <text:p>$5 828,15</text:p>
          </table:table-cell>
          <table:table-cell table:style-name="ce41" table:formula="of:=[.A85]*budgetjour-[.O85]" office:value-type="currency" office:currency="USD" office:value="2235.85" calcext:value-type="currency">
            <text:p>$2 235,85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5]+[.E86]" office:value-type="float" office:value="3904" calcext:value-type="float">
            <text:p>3904</text:p>
          </table:table-cell>
          <table:table-cell/>
          <table:table-cell table:formula="of:=[.H85]+[.G86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5828.15" calcext:value-type="currency">
            <text:p>$5 828,15</text:p>
          </table:table-cell>
          <table:table-cell table:style-name="ce41" table:formula="of:=[.A86]*budgetjour-[.O86]" office:value-type="currency" office:currency="USD" office:value="2331.85" calcext:value-type="currency">
            <text:p>$2 331,85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3904" calcext:value-type="float">
            <text:p>3904</text:p>
          </table:table-cell>
          <table:table-cell/>
          <table:table-cell table:formula="of:=[.H86]+[.G87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5828.15" calcext:value-type="currency">
            <text:p>$5 828,15</text:p>
          </table:table-cell>
          <table:table-cell table:style-name="ce41" table:formula="of:=[.A87]*budgetjour-[.O87]" office:value-type="currency" office:currency="USD" office:value="2427.85" calcext:value-type="currency">
            <text:p>$2 427,85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3904" calcext:value-type="float">
            <text:p>3904</text:p>
          </table:table-cell>
          <table:table-cell/>
          <table:table-cell table:formula="of:=[.H87]+[.G88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5828.15" calcext:value-type="currency">
            <text:p>$5 828,15</text:p>
          </table:table-cell>
          <table:table-cell table:style-name="ce41" table:formula="of:=[.A88]*budgetjour-[.O88]" office:value-type="currency" office:currency="USD" office:value="2523.85" calcext:value-type="currency">
            <text:p>$2 523,85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904" calcext:value-type="float">
            <text:p>3904</text:p>
          </table:table-cell>
          <table:table-cell/>
          <table:table-cell table:formula="of:=[.H88]+[.G89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5828.15" calcext:value-type="currency">
            <text:p>$5 828,15</text:p>
          </table:table-cell>
          <table:table-cell table:style-name="ce41" table:formula="of:=[.A89]*budgetjour-[.O89]" office:value-type="currency" office:currency="USD" office:value="2619.85" calcext:value-type="currency">
            <text:p>$2 619,85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3904" calcext:value-type="float">
            <text:p>3904</text:p>
          </table:table-cell>
          <table:table-cell/>
          <table:table-cell table:formula="of:=[.H89]+[.G90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5828.15" calcext:value-type="currency">
            <text:p>$5 828,15</text:p>
          </table:table-cell>
          <table:table-cell table:style-name="ce41" table:formula="of:=[.A90]*budgetjour-[.O90]" office:value-type="currency" office:currency="USD" office:value="2715.85" calcext:value-type="currency">
            <text:p>$2 715,85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3904" calcext:value-type="float">
            <text:p>3904</text:p>
          </table:table-cell>
          <table:table-cell/>
          <table:table-cell table:formula="of:=[.H90]+[.G91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5828.15" calcext:value-type="currency">
            <text:p>$5 828,15</text:p>
          </table:table-cell>
          <table:table-cell table:style-name="ce41" table:formula="of:=[.A91]*budgetjour-[.O91]" office:value-type="currency" office:currency="USD" office:value="2811.85" calcext:value-type="currency">
            <text:p>$2 811,85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3904" calcext:value-type="float">
            <text:p>3904</text:p>
          </table:table-cell>
          <table:table-cell/>
          <table:table-cell table:formula="of:=[.H91]+[.G92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5828.15" calcext:value-type="currency">
            <text:p>$5 828,15</text:p>
          </table:table-cell>
          <table:table-cell table:style-name="ce41" table:formula="of:=[.A92]*budgetjour-[.O92]" office:value-type="currency" office:currency="USD" office:value="2907.85" calcext:value-type="currency">
            <text:p>$2 907,85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3904" calcext:value-type="float">
            <text:p>3904</text:p>
          </table:table-cell>
          <table:table-cell/>
          <table:table-cell table:formula="of:=[.H92]+[.G93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5828.15" calcext:value-type="currency">
            <text:p>$5 828,15</text:p>
          </table:table-cell>
          <table:table-cell table:style-name="ce41" table:formula="of:=[.A93]*budgetjour-[.O93]" office:value-type="currency" office:currency="USD" office:value="3003.85" calcext:value-type="currency">
            <text:p>$3 003,85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904" calcext:value-type="float">
            <text:p>3904</text:p>
          </table:table-cell>
          <table:table-cell/>
          <table:table-cell table:formula="of:=[.H93]+[.G94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5828.15" calcext:value-type="currency">
            <text:p>$5 828,15</text:p>
          </table:table-cell>
          <table:table-cell table:style-name="ce41" table:formula="of:=[.A94]*budgetjour-[.O94]" office:value-type="currency" office:currency="USD" office:value="3099.85" calcext:value-type="currency">
            <text:p>$3 099,85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904" calcext:value-type="float">
            <text:p>3904</text:p>
          </table:table-cell>
          <table:table-cell/>
          <table:table-cell table:formula="of:=[.H94]+[.G95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5828.15" calcext:value-type="currency">
            <text:p>$5 828,15</text:p>
          </table:table-cell>
          <table:table-cell table:style-name="ce41" table:formula="of:=[.A95]*budgetjour-[.O95]" office:value-type="currency" office:currency="USD" office:value="3195.85" calcext:value-type="currency">
            <text:p>$3 195,85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904" calcext:value-type="float">
            <text:p>3904</text:p>
          </table:table-cell>
          <table:table-cell/>
          <table:table-cell table:formula="of:=[.H95]+[.G96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5828.15" calcext:value-type="currency">
            <text:p>$5 828,15</text:p>
          </table:table-cell>
          <table:table-cell table:style-name="ce41" table:formula="of:=[.A96]*budgetjour-[.O96]" office:value-type="currency" office:currency="USD" office:value="3291.85" calcext:value-type="currency">
            <text:p>$3 291,85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904" calcext:value-type="float">
            <text:p>3904</text:p>
          </table:table-cell>
          <table:table-cell/>
          <table:table-cell table:formula="of:=[.H96]+[.G97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5828.15" calcext:value-type="currency">
            <text:p>$5 828,15</text:p>
          </table:table-cell>
          <table:table-cell table:style-name="ce41" table:formula="of:=[.A97]*budgetjour-[.O97]" office:value-type="currency" office:currency="USD" office:value="3387.85" calcext:value-type="currency">
            <text:p>$3 387,85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904" calcext:value-type="float">
            <text:p>3904</text:p>
          </table:table-cell>
          <table:table-cell/>
          <table:table-cell table:formula="of:=[.H97]+[.G98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5828.15" calcext:value-type="currency">
            <text:p>$5 828,15</text:p>
          </table:table-cell>
          <table:table-cell table:style-name="ce41" table:formula="of:=[.A98]*budgetjour-[.O98]" office:value-type="currency" office:currency="USD" office:value="3483.85" calcext:value-type="currency">
            <text:p>$3 483,85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904" calcext:value-type="float">
            <text:p>3904</text:p>
          </table:table-cell>
          <table:table-cell/>
          <table:table-cell table:formula="of:=[.H98]+[.G99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5828.15" calcext:value-type="currency">
            <text:p>$5 828,15</text:p>
          </table:table-cell>
          <table:table-cell table:style-name="ce41" table:formula="of:=[.A99]*budgetjour-[.O99]" office:value-type="currency" office:currency="USD" office:value="3579.85" calcext:value-type="currency">
            <text:p>$3 579,85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904" calcext:value-type="float">
            <text:p>3904</text:p>
          </table:table-cell>
          <table:table-cell/>
          <table:table-cell table:formula="of:=[.H99]+[.G100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5828.15" calcext:value-type="currency">
            <text:p>$5 828,15</text:p>
          </table:table-cell>
          <table:table-cell table:style-name="ce41" table:formula="of:=[.A100]*budgetjour-[.O100]" office:value-type="currency" office:currency="USD" office:value="3675.85" calcext:value-type="currency">
            <text:p>$3 675,85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904" calcext:value-type="float">
            <text:p>3904</text:p>
          </table:table-cell>
          <table:table-cell/>
          <table:table-cell table:formula="of:=[.H100]+[.G101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5828.15" calcext:value-type="currency">
            <text:p>$5 828,15</text:p>
          </table:table-cell>
          <table:table-cell table:style-name="ce41" table:formula="of:=[.A101]*budgetjour-[.O101]" office:value-type="currency" office:currency="USD" office:value="3771.85" calcext:value-type="currency">
            <text:p>$3 771,85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904" calcext:value-type="float">
            <text:p>3904</text:p>
          </table:table-cell>
          <table:table-cell/>
          <table:table-cell table:formula="of:=[.H101]+[.G102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5828.15" calcext:value-type="currency">
            <text:p>$5 828,15</text:p>
          </table:table-cell>
          <table:table-cell table:style-name="ce41" table:formula="of:=[.A102]*budgetjour-[.O102]" office:value-type="currency" office:currency="USD" office:value="3867.85" calcext:value-type="currency">
            <text:p>$3 867,85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904" calcext:value-type="float">
            <text:p>3904</text:p>
          </table:table-cell>
          <table:table-cell/>
          <table:table-cell table:formula="of:=[.H102]+[.G103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5828.15" calcext:value-type="currency">
            <text:p>$5 828,15</text:p>
          </table:table-cell>
          <table:table-cell table:style-name="ce41" table:formula="of:=[.A103]*budgetjour-[.O103]" office:value-type="currency" office:currency="USD" office:value="3963.85" calcext:value-type="currency">
            <text:p>$3 963,85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904" calcext:value-type="float">
            <text:p>3904</text:p>
          </table:table-cell>
          <table:table-cell/>
          <table:table-cell table:formula="of:=[.H103]+[.G104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5828.15" calcext:value-type="currency">
            <text:p>$5 828,15</text:p>
          </table:table-cell>
          <table:table-cell table:style-name="ce41" table:formula="of:=[.A104]*budgetjour-[.O104]" office:value-type="currency" office:currency="USD" office:value="4059.85" calcext:value-type="currency">
            <text:p>$4 059,85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904" calcext:value-type="float">
            <text:p>3904</text:p>
          </table:table-cell>
          <table:table-cell/>
          <table:table-cell table:formula="of:=[.H104]+[.G105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5828.15" calcext:value-type="currency">
            <text:p>$5 828,15</text:p>
          </table:table-cell>
          <table:table-cell table:style-name="ce41" table:formula="of:=[.A105]*budgetjour-[.O105]" office:value-type="currency" office:currency="USD" office:value="4155.85" calcext:value-type="currency">
            <text:p>$4 155,85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904" calcext:value-type="float">
            <text:p>3904</text:p>
          </table:table-cell>
          <table:table-cell/>
          <table:table-cell table:formula="of:=[.H105]+[.G106]" office:value-type="float" office:value="25756" calcext:value-type="float">
            <text:p>25756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5828.15" calcext:value-type="currency">
            <text:p>$5 828,15</text:p>
          </table:table-cell>
          <table:table-cell table:style-name="ce41" table:formula="of:=[.A106]*budgetjour-[.O106]" office:value-type="currency" office:currency="USD" office:value="4251.85" calcext:value-type="currency">
            <text:p>$4 251,85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 style:data-style-name="N2" text:time-value="19:29:14.0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24T19:16:49.219000000</dc:date>
    <meta:editing-duration>P113DT21H34M37S</meta:editing-duration>
    <meta:editing-cycles>280</meta:editing-cycles>
    <meta:document-statistic meta:table-count="2" meta:cell-count="1434" meta:object-count="0"/>
  </office:meta>
</office:document-meta>
</file>